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2.925cm" fo:min-width="7.882cm"/>
    </style:style>
    <style:style style:name="gr3" style:family="graphic" style:parent-style-name="standard">
      <style:graphic-properties draw:textarea-horizontal-align="justify" draw:textarea-vertical-align="middle" draw:auto-grow-height="false" fo:min-height="2.163cm" fo:min-width="3.437cm"/>
    </style:style>
    <style:style style:name="gr4" style:family="graphic" style:parent-style-name="standard">
      <style:graphic-properties draw:textarea-horizontal-align="justify" draw:textarea-vertical-align="middle" draw:auto-grow-height="false" fo:min-height="1.528cm" fo:min-width="1.913cm"/>
    </style:style>
    <style:style style:name="gr5" style:family="graphic" style:parent-style-name="standard">
      <style:graphic-properties draw:textarea-horizontal-align="justify" draw:textarea-vertical-align="middle" draw:auto-grow-height="false" fo:min-height="2.417cm" fo:min-width="3.564cm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3.056cm"/>
    </style:style>
    <style:style style:name="gr7" style:family="graphic" style:parent-style-name="standard">
      <style:graphic-properties draw:textarea-horizontal-align="justify" draw:textarea-vertical-align="middle" draw:auto-grow-height="false" fo:min-height="1.401cm" fo:min-width="3.056cm"/>
    </style:style>
    <style:style style:name="gr8" style:family="graphic" style:parent-style-name="standard">
      <style:graphic-properties draw:textarea-horizontal-align="justify" draw:textarea-vertical-align="middle" draw:auto-grow-height="false" fo:min-height="1.655cm" fo:min-width="3.183cm"/>
    </style:style>
    <style:style style:name="gr9" style:family="graphic" style:parent-style-name="standard">
      <style:graphic-properties draw:textarea-horizontal-align="justify" draw:textarea-vertical-align="middle" draw:auto-grow-height="false" fo:min-height="1.909cm" fo:min-width="2.802cm"/>
    </style:style>
    <style:style style:name="gr10" style:family="graphic" style:parent-style-name="standard">
      <style:graphic-properties draw:textarea-horizontal-align="justify" draw:textarea-vertical-align="middle" draw:auto-grow-height="false" fo:min-height="1.909cm" fo:min-width="3.056cm"/>
    </style:style>
    <style:style style:name="gr11" style:family="graphic" style:parent-style-name="standard">
      <style:graphic-properties draw:textarea-horizontal-align="justify" draw:textarea-vertical-align="middle" draw:auto-grow-height="false" fo:min-height="1.782cm" fo:min-width="3.0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875cm" svg:y1="10.525cm" svg:x2="17.129cm" svg:y2="17.383cm">
          <text:p/>
        </draw:line>
        <draw:line draw:style-name="gr1" draw:text-style-name="P1" draw:layer="layout" svg:x1="10.906cm" svg:y1="10.525cm" svg:x2="11.16cm" svg:y2="17.891cm">
          <text:p/>
        </draw:line>
        <draw:line draw:style-name="gr1" draw:text-style-name="P1" draw:layer="layout" svg:x1="1.889cm" svg:y1="4.175cm" svg:x2="6.842cm" svg:y2="4.175cm">
          <text:p/>
        </draw:line>
        <draw:line draw:style-name="gr1" draw:text-style-name="P1" draw:layer="layout" svg:x1="5.064cm" svg:y1="10.525cm" svg:x2="5.191cm" svg:y2="17.383cm">
          <text:p/>
        </draw:line>
        <draw:custom-shape draw:style-name="gr2" draw:text-style-name="P2" draw:layer="layout" svg:width="8.382cm" svg:height="3.175cm" svg:x="6.842cm" svg:y="2.778cm">
          <text:p text:style-name="P2">Player – 100 HP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37cm" svg:height="2.413cm" svg:x="3.667cm" svg:y="8.112cm">
          <text:p text:style-name="P2">Mele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37cm" svg:height="2.413cm" svg:x="8.874cm" svg:y="8.112cm">
          <text:p text:style-name="P2">Weapon </text:p>
          <text:p text:style-name="P2">Projectil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37cm" svg:height="2.413cm" svg:x="14.716cm" svg:y="8.112cm">
          <text:p text:style-name="P2">Magic</text:p>
          <text:p text:style-name="P2">Projectile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731cm" svg:y1="6.334cm" svg:x2="6.715cm" svg:y2="7.604cm">
          <text:p/>
        </draw:line>
        <draw:line draw:style-name="gr1" draw:text-style-name="P1" draw:layer="layout" svg:x1="10.652cm" svg:y1="6.207cm" svg:x2="10.779cm" svg:y2="7.858cm">
          <text:p/>
        </draw:line>
        <draw:line draw:style-name="gr1" draw:text-style-name="P1" draw:layer="layout" svg:x1="14.081cm" svg:y1="6.207cm" svg:x2="16.367cm" svg:y2="7.731cm">
          <text:p/>
        </draw:line>
        <draw:custom-shape draw:style-name="gr4" draw:text-style-name="P2" draw:layer="layout" svg:width="2.413cm" svg:height="1.778cm" svg:x="4.048cm" svg:y="11.033cm">
          <text:p text:style-name="P2">Default</text:p>
          <text:p text:style-name="P2">- 10 HP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13cm" svg:height="1.778cm" svg:x="4.048cm" svg:y="13.319cm">
          <text:p text:style-name="P2">Upgrade 1</text:p>
          <text:p text:style-name="P2">- 15 HP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13cm" svg:height="1.778cm" svg:x="4.175cm" svg:y="15.605cm">
          <text:p text:style-name="P2">Upgrade 2</text:p>
          <text:p text:style-name="P2">- 20 HP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064cm" svg:height="2.667cm" svg:x="1.889cm" svg:y="2.905cm">
          <text:p text:style-name="P2">Special Ability</text:p>
          <text:p text:style-name="P2">Fury</text:p>
          <text:p text:style-name="P2">+2 weapon DMG</text:p>
          <text:p text:style-name="P2">+1.5 speed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56cm" svg:height="1.778cm" svg:x="9.128cm" svg:y="11.541cm">
          <text:p text:style-name="P2">Wooden Bow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556cm" svg:height="1.651cm" svg:x="9.128cm" svg:y="13.827cm">
          <text:p text:style-name="P2">Reinforced Bow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683cm" svg:height="1.905cm" svg:x="9.255cm" svg:y="15.986cm">
          <text:p text:style-name="P2">Flame Bow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302cm" svg:height="2.159cm" svg:x="15.351cm" svg:y="11.414cm">
          <text:p text:style-name="P2">Poison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556cm" svg:height="2.159cm" svg:x="15.478cm" svg:y="14.335cm">
          <text:p text:style-name="P2">Fire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556cm" svg:height="2.032cm" svg:x="15.605cm" svg:y="16.875cm">
          <text:p text:style-name="P2">Lifestea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7T12:26:06.592046853</meta:creation-date>
    <dc:date>2020-01-07T12:39:42.612482591</dc:date>
    <meta:editing-duration>PT3M25S</meta:editing-duration>
    <meta:editing-cycles>1</meta:editing-cycles>
    <meta:document-statistic meta:object-count="21"/>
    <meta:generator>LibreOffice/6.0.7.3$Linux_X86_64 LibreOffice_project/00m0$Build-3</meta:generator>
  </office:meta>
</office:document-meta>
</file>